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Quiddler Maximum Scores (Estimate)</text:p>
          </table:table-cell>
          <table:table-cell table:number-columns-repeated="3"/>
        </table:table-row>
        <table:table-row table:style-name="ro1">
          <table:table-cell office:value-type="string">
            <text:p>Cards</text:p>
          </table:table-cell>
          <table:table-cell office:value-type="string">
            <text:p>Words</text:p>
          </table:table-cell>
          <table:table-cell office:value-type="string">
            <text:p>Hand</text:p>
          </table:table-cell>
          <table:table-cell office:value-type="string">
            <text:p>Cumulative</text:p>
          </table:table-cell>
          <table:table-cell office:value-type="string">
            <text:p>Bonuses</text:p>
          </table:table-cell>
          <table:table-cell office:value-type="string">
            <text:p>Cumulat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inx</text:p>
          </table:table-cell>
          <table:table-cell office:value-type="float" office:value="32">
            <text:p>32</text:p>
          </table:table-cell>
          <table:table-cell table:formula="of:=SUM([.C$3:.C3])"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SUM([.C$3:.C3])+SUM([.E$3:.E3])"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zz</text:p>
          </table:table-cell>
          <table:table-cell office:value-type="float" office:value="43">
            <text:p>43</text:p>
          </table:table-cell>
          <table:table-cell table:formula="of:=SUM([.C$3:.C4])" office:value-type="float" office:value="75">
            <text:p>75</text:p>
          </table:table-cell>
          <table:table-cell office:value-type="float" office:value="20">
            <text:p>20</text:p>
          </table:table-cell>
          <table:table-cell table:formula="of:=SUM([.C$3:.C4])+SUM([.E$3:.E4])" office:value-type="float" office:value="115">
            <text:p>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zzer</text:p>
          </table:table-cell>
          <table:table-cell office:value-type="float" office:value="50">
            <text:p>50</text:p>
          </table:table-cell>
          <table:table-cell table:formula="of:=SUM([.C$3:.C5])" office:value-type="float" office:value="125">
            <text:p>125</text:p>
          </table:table-cell>
          <table:table-cell office:value-type="float" office:value="20">
            <text:p>20</text:p>
          </table:table-cell>
          <table:table-cell table:formula="of:=SUM([.C$3:.C5])+SUM([.E$3:.E5])" office:value-type="float" office:value="185">
            <text:p>1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nx jinx</text:p>
          </table:table-cell>
          <table:table-cell table:formula="of:=32+32" office:value-type="float" office:value="64">
            <text:p>64</text:p>
          </table:table-cell>
          <table:table-cell table:formula="of:=SUM([.C$3:.C6])" office:value-type="float" office:value="189">
            <text:p>189</text:p>
          </table:table-cell>
          <table:table-cell office:value-type="float" office:value="20">
            <text:p>20</text:p>
          </table:table-cell>
          <table:table-cell table:formula="of:=SUM([.C$3:.C6])+SUM([.E$3:.E6])" office:value-type="float" office:value="269">
            <text:p>2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inx jazz</text:p>
          </table:table-cell>
          <table:table-cell table:formula="of:=32+43" office:value-type="float" office:value="75">
            <text:p>75</text:p>
          </table:table-cell>
          <table:table-cell table:formula="of:=SUM([.C$3:.C7])" office:value-type="float" office:value="264">
            <text:p>264</text:p>
          </table:table-cell>
          <table:table-cell office:value-type="float" office:value="20">
            <text:p>20</text:p>
          </table:table-cell>
          <table:table-cell table:formula="of:=SUM([.C$3:.C7])+SUM([.E$3:.E7])" office:value-type="float" office:value="364">
            <text:p>3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inx jazzer</text:p>
          </table:table-cell>
          <table:table-cell table:formula="of:=32+50" office:value-type="float" office:value="82">
            <text:p>82</text:p>
          </table:table-cell>
          <table:table-cell table:formula="of:=SUM([.C$3:.C8])" office:value-type="float" office:value="346">
            <text:p>346</text:p>
          </table:table-cell>
          <table:table-cell office:value-type="float" office:value="20">
            <text:p>20</text:p>
          </table:table-cell>
          <table:table-cell table:formula="of:=SUM([.C$3:.C8])+SUM([.E$3:.E8])" office:value-type="float" office:value="466">
            <text:p>4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inx quizzer</text:p>
          </table:table-cell>
          <table:table-cell table:formula="of:=32+56" office:value-type="float" office:value="88">
            <text:p>88</text:p>
          </table:table-cell>
          <table:table-cell table:formula="of:=SUM([.C$3:.C9])" office:value-type="float" office:value="434">
            <text:p>434</text:p>
          </table:table-cell>
          <table:table-cell office:value-type="float" office:value="20">
            <text:p>20</text:p>
          </table:table-cell>
          <table:table-cell table:formula="of:=SUM([.C$3:.C9])+SUM([.E$3:.E9])" office:value-type="float" office:value="574">
            <text:p>5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inx quizzing</text:p>
          </table:table-cell>
          <table:table-cell table:formula="of:=32+62" office:value-type="float" office:value="94">
            <text:p>94</text:p>
          </table:table-cell>
          <table:table-cell table:formula="of:=SUM([.C$3:.C10])" office:value-type="float" office:value="528">
            <text:p>528</text:p>
          </table:table-cell>
          <table:table-cell office:value-type="float" office:value="20">
            <text:p>20</text:p>
          </table:table-cell>
          <table:table-cell table:formula="of:=SUM([.C$3:.C10])+SUM([.E$3:.E10])" office:value-type="float" office:value="688">
            <text:p>6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3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1-04-19T13:12:25</meta:creation-date>
    <dc:date>2012-08-07T13:30:56</dc:date>
    <dc:creator>Marty </dc:creator>
    <meta:editing-duration>PT00H08M12S</meta:editing-duration>
    <meta:editing-cycles>3</meta:editing-cycles>
    <meta:generator>OpenOffice.org/3.2$Linux OpenOffice.org_project/320m12$Build-9483</meta:generator>
    <meta:document-statistic meta:table-count="3" meta:cell-count="55" meta:object-count="0"/>
  </office:meta>
</office:document-meta>
</file>